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125in" style:rel-column-width="3060*"/>
    </style:style>
    <style:style style:name="Table1.B" style:family="table-column">
      <style:table-column-properties style:column-width="0.9375in" style:rel-column-width="9180*"/>
    </style:style>
    <style:style style:name="Table1.C" style:family="table-column">
      <style:table-column-properties style:column-width="5.4431in" style:rel-column-width="5329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2014in" style:rel-column-width="11764*"/>
    </style:style>
    <style:style style:name="Table2.B" style:family="table-column">
      <style:table-column-properties style:column-width="5.4917in" style:rel-column-width="5377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1458in" style:rel-column-width="1650*"/>
    </style:style>
    <style:style style:name="Table3.B" style:family="table-column">
      <style:table-column-properties style:column-width="1.7993in" style:rel-column-width="2591*"/>
    </style:style>
    <style:style style:name="Table3.C" style:family="table-column">
      <style:table-column-properties style:column-width="3.7479in" style:rel-column-width="5397*"/>
    </style:style>
    <style:style style:name="Table3.A1" style:family="table-cell">
      <style:table-cell-properties fo:padding="0.0382in" fo:border-left="0.0007in solid #000000" fo:border-right="none" fo:border-top="0.0007in solid #000000" fo:border-bottom="none"/>
    </style:style>
    <style:style style:name="Table3.C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C2" style:family="table-cell">
      <style:table-cell-properties fo:padding="0.0382in" fo:border-left="0.0007in solid #000000" fo:border-right="0.0007in solid #000000" fo:border-top="none" fo:border-bottom="none"/>
    </style:style>
    <style:style style:name="Table3.A5" style:family="table-cell">
      <style:table-cell-properties fo:padding="0.0382in" fo:border-left="0.0007in solid #000000" fo:border-right="none" fo:border-top="none" fo:border-bottom="0.0007in solid #000000"/>
    </style:style>
    <style:style style:name="Table3.C5"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style:font-name="DejaVu Sans Mono" fo:font-size="8pt" style:font-size-asian="8pt" style:font-size-complex="8pt"/>
    </style:style>
    <style:style style:name="P8" style:family="paragraph" style:parent-style-name="Standard">
      <style:text-properties style:font-name="DejaVu Sans Mono" fo:font-size="7pt" style:font-size-asian="7pt" style:font-size-complex="7pt"/>
    </style:style>
    <style:style style:name="P9" style:family="paragraph" style:parent-style-name="Standard">
      <style:paragraph-properties>
        <style:tab-stops/>
      </style:paragraph-properties>
      <style:text-properties style:font-name="DejaVu Sans Mono" fo:font-size="7pt" style:font-size-asian="7pt" style:font-size-complex="7pt"/>
    </style:style>
    <style:style style:name="P10" style:family="paragraph" style:parent-style-name="Standard">
      <style:text-properties style:font-name="DejaVu Sans Mono" fo:font-size="7pt" fo:font-weight="normal" style:font-size-asian="7pt" style:font-weight-asian="normal" style:font-size-complex="7pt" style:font-weight-complex="normal"/>
    </style:style>
    <style:style style:name="P11" style:family="paragraph" style:parent-style-name="Standard">
      <style:paragraph-properties>
        <style:tab-stops>
          <style:tab-stop style:position="0.4984in"/>
          <style:tab-stop style:position="1.4819in"/>
          <style:tab-stop style:position="2.1862in"/>
        </style:tab-stops>
      </style:paragraph-properties>
      <style:text-properties style:font-name="DejaVu Sans Mono" fo:font-size="7pt" fo:font-weight="normal" style:font-size-asian="7pt" style:font-weight-asian="normal" style:font-size-complex="7pt" style:font-weight-complex="normal"/>
    </style:style>
    <style:style style:name="P12" style:family="paragraph" style:parent-style-name="Standard">
      <style:paragraph-properties>
        <style:tab-stops/>
      </style:paragraph-properties>
      <style:text-properties style:font-name="DejaVu Sans Mono" fo:font-size="7pt" fo:font-weight="normal" style:font-size-asian="7pt" style:font-weight-asian="normal" style:font-size-complex="7pt"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Heading">
      <style:paragraph-properties fo:break-before="page"/>
    </style:style>
    <style:style style:name="P15" style:family="paragraph" style:parent-style-name="Text_20_body">
      <style:paragraph-properties fo:margin-top="0in" fo:margin-bottom="0in" fo:line-height="100%"/>
    </style:style>
    <style:style style:name="P16" style:family="paragraph" style:parent-style-name="Text_20_body">
      <style:paragraph-properties fo:margin-top="0in" fo:margin-bottom="0in" fo:line-height="100%"/>
      <style:text-properties fo:font-weight="normal" style:font-weight-asian="normal" style:font-weight-complex="normal"/>
    </style:style>
    <style:style style:name="P17" style:family="paragraph" style:parent-style-name="Quotations">
      <style:text-properties fo:color="#000000" fo:font-weight="bold" style:font-weight-asian="bold" style:font-weight-complex="bold"/>
    </style:style>
    <style:style style:name="P18" style:family="paragraph" style:parent-style-name="Standard" style:list-style-name="L1"/>
    <style:style style:name="P19" style:family="paragraph" style:parent-style-name="Standard">
      <style:text-properties fo:font-weight="bold" style:font-weight-asian="bold" style:font-weight-complex="bold"/>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text-properties fo:font-style="italic" style:font-style-asian="italic" style:font-style-complex="italic"/>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style:font-name="Courier New" fo:font-size="8pt" style:font-size-asian="8pt" style:font-size-complex="8pt"/>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language="fr" fo:country="FR"/>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pecification EpiData Template file structure</text:p>
      <text:p text:style-name="Text_20_body">revision: v1.1 March 11 2011 – adapted structure, JL</text:p>
      <text:p text:style-name="Text_20_body"/>
      <text:p text:style-name="Standard">An EpiData Template is a flat text file containing structured text lines, which can be used to create the contents of a dataset. </text:p>
      <text:p text:style-name="Standard"/>
      <text:p text:style-name="Standard">Contents of the file is case independent, character set must be UTF-8 to be handled corrctly. <text:s/>There are only two types of lines in the file:</text:p>
      <text:list xml:id="list1452815547" text:style-name="L1">
        <text:list-item>
          <text:p text:style-name="P18">Comment lines, which can be for descriptions of the contents, version information, documentation, web site reference or organisational information. Comment lines ALWAYS starts with a #</text:p>
          <text:p text:style-name="P18"># <text:s/>Here you can describe the purpose, version etc. </text:p>
        </text:list-item>
        <text:list-item>
          <text:p text:style-name="P18">Content information lines used to specify the file. These define sections, fields, valuelabels , headings and language used. A specifier must appear before it is used subsequently, therefore e.g. A section must be defined before used.</text:p>
        </text:list-item>
      </text:list>
      <text:p text:style-name="Standard"/>
      <text:p text:style-name="Standard">The sequence of section and field definitions in the template defines the sequential structure of the database created. <text:span text:style-name="T9">Contents of the template file is explained further below</text:span></text:p>
      <text:p text:style-name="Standard"/>
      <text:p text:style-name="Standard">Some specifications for the database are NOT part of the template, but implemented as parameters used in the creation of the database. </text:p>
      <text:p text:style-name="Standard"/>
      <text:p text:style-name="Standard">The database is created by invoking the command line processor EpiDataCmd. </text:p>
      <text:p text:style-name="Standard">Epidatacmd template -i <text:s/>“File containing the template” -o “created file.epx” [options]</text:p>
      <text:p text:style-name="Standard"/>
      <text:p text:style-name="Standard">Options can be any of these, where <text:span text:style-name="T10">&lt;i&gt; indicates an integer number in pixels</text:span>:</text:p>
      <text:p text:style-name="P17">--sectionleft <text:s/>&lt;i&gt; <text:line-break/>--fieldleft &lt;i&gt;<text:line-break/>--headingleft <text:s/>&lt;i&gt;<text:line-break/>--fieldfielddist <text:s/>&lt;i&gt;<text:line-break/>--fieldheadingdist <text:s/>&lt;i&gt;<text:line-break/>--headingheadingdist <text:s/>&lt;i&gt;</text:p>
      <text:p text:style-name="Text_20_body">Further control during data entry: </text:p>
      <text:p text:style-name="Text_20_body">To hide fieldnames on the dataform: <text:span text:style-name="T7">--hidefieldnames</text:span> <text:s text:c="4"/><text:line-break/>To show texts from valuelabels (all fields with valuelabels) <text:span text:style-name="T6">-- showvaluelabels</text:span> <text:line-break/>To activate automatic backup after closing datafile: <text:span text:style-name="T7">--backup</text:span> <text:s/><text:line-break/></text:p>
      <text:p text:style-name="Text_20_body">An example batch file / command file to create the three files header.tmpl, salat.tmpl and meat.tmpl could be a shell in linux, e.g. saved as create.sh :</text:p>
      <text:p text:style-name="P15">./epidatacmd template -i header.tmpl -o header.epx -- backup – headingleft 200 – sectionleft 500</text:p>
      <text:p text:style-name="P15">./epidatacmd template -i salad.tmpl -o salad.epx -- backup – headingleft 200 – sectionleft 500</text:p>
      <text:p text:style-name="P15">./epidatacmd template -i meat.tmpl -o meat.epx -- backup – headingleft 200 – sectionleft 500</text:p>
      <text:p text:style-name="P15"/>
      <text:p text:style-name="P15">and the file would be activated by:</text:p>
      <text:p text:style-name="P15">./create.sh <text:s/>(ret til det korrekte)</text:p>
      <text:p text:style-name="P16"/>
      <text:p text:style-name="Standard"/>
      <text:p text:style-name="Standard"><text:soft-page-break/></text:p>
      <text:p text:style-name="P1">Content of the template file</text:p>
      <text:p text:style-name="P1"/>
      <text:p text:style-name="Standard">Usually one would start with a few lines of comments indicating version and purpose etc. </text:p>
      <text:p text:style-name="Standard"># Epidata template file</text:p>
      <text:p text:style-name="Standard"># Version 2.2 created March 2<text:span text:style-name="T1">nd</text:span> 2010 </text:p>
      <text:p text:style-name="Standard"/>
      <text:p text:style-name="Standard">Following this remaining lines would be either further comments or one of six specification types (d1 – d6). The title <text:span text:style-name="T7">must</text:span><text:span text:style-name="T9"> always be used before any other – since this also contains the language used</text:span>:</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D1</text:p>
          </table:table-cell>
          <table:table-cell table:style-name="Table1.A1" office:value-type="string">
            <text:p text:style-name="Table_20_Contents">title</text:p>
          </table:table-cell>
          <table:table-cell table:style-name="Table1.C1" office:value-type="string">
            <text:p text:style-name="Standard">This line contains the title of the project and must start with "title". Only one such line must exist. </text:p>
          </table:table-cell>
        </table:table-row>
        <table:table-row>
          <table:table-cell table:style-name="Table1.A2" office:value-type="string">
            <text:p text:style-name="Table_20_Contents">d2</text:p>
          </table:table-cell>
          <table:table-cell table:style-name="Table1.A2" office:value-type="string">
            <text:p text:style-name="Table_20_Contents">valuelabels</text:p>
          </table:table-cell>
          <table:table-cell table:style-name="Table1.C2" office:value-type="string">
            <text:p text:style-name="Table_20_Contents">These lines specify a valuelabel for a set of valuelabels. Line MUST start with "valuelabel"</text:p>
          </table:table-cell>
        </table:table-row>
        <table:table-row>
          <table:table-cell table:style-name="Table1.A2" office:value-type="string">
            <text:p text:style-name="Table_20_Contents">d3</text:p>
          </table:table-cell>
          <table:table-cell table:style-name="Table1.A2" office:value-type="string">
            <text:p text:style-name="Table_20_Contents">sections</text:p>
          </table:table-cell>
          <table:table-cell table:style-name="Table1.C2" office:value-type="string">
            <text:p text:style-name="Table_20_Contents">These lines specify a named section. Line MUST start with "section" and cannot specify the main section – it is always present.</text:p>
          </table:table-cell>
        </table:table-row>
        <table:table-row>
          <table:table-cell table:style-name="Table1.A2" office:value-type="string">
            <text:p text:style-name="Table_20_Contents">d4</text:p>
          </table:table-cell>
          <table:table-cell table:style-name="Table1.A2" office:value-type="string">
            <text:p text:style-name="Table_20_Contents">fields</text:p>
          </table:table-cell>
          <table:table-cell table:style-name="Table1.C2" office:value-type="string">
            <text:p text:style-name="Table_20_Contents">These lines specify a single field and its attributes, this includes eg. a valuelabel and the associtated section. Line MUST start with "field".</text:p>
          </table:table-cell>
        </table:table-row>
        <table:table-row>
          <table:table-cell table:style-name="Table1.A2" office:value-type="string">
            <text:p text:style-name="Table_20_Contents">d5</text:p>
          </table:table-cell>
          <table:table-cell table:style-name="Table1.A2" office:value-type="string">
            <text:p text:style-name="Table_20_Contents">headings</text:p>
          </table:table-cell>
          <table:table-cell table:style-name="Table1.C2" office:value-type="string">
            <text:p text:style-name="Table_20_Contents">These lines specify a single heading and the associated section. Line MUST start with "heading".</text:p>
          </table:table-cell>
        </table:table-row>
        <table:table-row>
          <table:table-cell table:style-name="Table1.A2" office:value-type="string">
            <text:p text:style-name="Table_20_Contents">d6</text:p>
          </table:table-cell>
          <table:table-cell table:style-name="Table1.A2" office:value-type="string">
            <text:p text:style-name="Table_20_Contents">set</text:p>
          </table:table-cell>
          <table:table-cell table:style-name="Table1.C2" office:value-type="string">
            <text:p text:style-name="Table_20_Contents">These lines modify the content of a field and adds/changes attributes for the field. Line MUST start with “set”.</text:p>
          </table:table-cell>
        </table:table-row>
        <table:table-row>
          <table:table-cell table:style-name="Table1.A2" office:value-type="string">
            <text:p text:style-name="Table_20_Contents">d7</text:p>
          </table:table-cell>
          <table:table-cell table:style-name="Table1.A2" office:value-type="string">
            <text:p text:style-name="Table_20_Contents">translate</text:p>
          </table:table-cell>
          <table:table-cell table:style-name="Table1.C2" office:value-type="string">
            <text:p text:style-name="Table_20_Contents">These lines specify a translation for a given text. It is possible to translate a section, a heading, a field, and individual valuelabels. Line MUST start with "translate"</text:p>
          </table:table-cell>
        </table:table-row>
      </table:table>
      <text:p text:style-name="Standard"/>
      <text:p text:style-name="Standard">Each of these have a special format, which MUST be followed. Parts of the <text:s/>specification are separated with tab.</text:p>
      <text:p text:style-name="P1"/>
      <text:p text:style-name="P2">D1: Title</text:p>
      <text:p text:style-name="P3">This line specifies the default language of project file and defines a title for the project. Only a single line may be specified within the file and it MUST be the first non-commented line in the file (ie. no other specification is allowed before this line).</text:p>
      <text:p text:style-name="P3"/>
      <text:p text:style-name="P4"><text:span text:style-name="T3">format</text:span><text:span text:style-name="T2">:</text:span></text:p>
      <text:p text:style-name="P3">"title"<text:tab/>&lt;"language ident"&gt; &lt;"Title for the project"&gt;</text:p>
      <text:p text:style-name="P3"/>
      <text:p text:style-name="P3"><text:span text:style-name="T4">Example</text:span>:</text:p>
      <text:p text:style-name="P3">"title"<text:tab/>"en"<text:tab/>"This is my first EpiData template file"</text:p>
      <text:p text:style-name="P3"><text:tab/></text:p>
      <text:p text:style-name="P3"/>
      <text:p text:style-name="P3"/>
      <text:p text:style-name="P2">D2: Valuelabels</text:p>
      <text:p text:style-name="Standard">These contain definitions for a single value label in the project. A value label gives an explanation for a value entered, e.g. 1 for "Female". All value labels with the same name is called a "value label set". The first time a given name is used a new value label set is defined. </text:p>
      <text:p text:style-name="Standard"/>
      <text:p text:style-name="Standard">All value labels used in any field definition must be defined in the same template file.</text:p>
      <text:p text:style-name="Standard"><text:soft-page-break/></text:p>
      <text:p text:style-name="Standard"><text:span text:style-name="T7">format</text:span>:<text:line-break/>"valuelabel" &lt;"set name"&gt; &lt;"type"&gt; &lt;value&gt; &lt;"label text for the value"&gt; [missing]</text:p>
      <text:p text:style-name="Standard"/>
      <text:p text:style-name="Standard">Where "valuelabel" is the key word, name is specified <text:s/>by the user, value is the desired value and missing is a keyword indicating that this value is used for missing. &lt;type&gt; is the same specifier as used for field definitions - only three types are allowed i: integer, f: float, s:string. <text:s/></text:p>
      <text:p text:style-name="Standard"/>
      <text:p text:style-name="Standard"><text:span text:style-name="T4">Example</text:span>:</text:p>
      <text:p text:style-name="Standard">"valuelabel"<text:tab/>"yn" <text:tab/>"i"<text:tab/>1<text:tab/>"No"</text:p>
      <text:p text:style-name="Standard">"valuelabel"<text:tab/>"yn" <text:tab/>"i"<text:tab/>2<text:tab/>"Yes"</text:p>
      <text:p text:style-name="Standard">"valuelabel" <text:tab/>"yn"<text:tab/>"i"<text:tab/>8<text:tab/>"Irrelevant"<text:tab/>"missing"</text:p>
      <text:p text:style-name="Standard">"valuelabel"<text:tab/>"yn" <text:tab/>"i"<text:tab/>9<text:tab/>"Unknown"<text:tab/>"missing"</text:p>
      <text:p text:style-name="Standard"/>
      <text:p text:style-name="Standard">Which would specify the value label ""yn"" with the values 1,2,8 and 9 with the texts shown and values 8 and 9 defined as missing values. The "i" indicates the integer type.</text:p>
      <text:p text:style-name="Standard">If a string type is define the &lt;value&gt; MUST be written in quotes.</text:p>
      <text:p text:style-name="Standard"/>
      <text:p text:style-name="P2">D3: Sections</text:p>
      <text:p text:style-name="Standard">These lines specify a single logical section placed on the main section. Each line can specify a unique caption and a width of the section. The caption of the section can later be used in the definition of fields to indicate where a given field is placed. The height is calculated automatically based on the number of fields and heading lines contained. </text:p>
      <text:p text:style-name="Standard"/>
      <text:p text:style-name="P1">Format:</text:p>
      <text:p text:style-name="Standard">"section" <text:s text:c="2"/>“name”<text:tab/> &lt;"caption"&gt; &lt;width&gt; <text:line-break/></text:p>
      <text:p text:style-name="P5">D4: Fields</text:p>
      <text:p text:style-name="Standard">These contain the definition for a single field in the project. Each field is specified with a type, assigned to a section, given a name and accordingly a question text. Optionally a field can be associated with a set of valuelabels and whether to show the valuelabel on the form. If not set of valuelabels should be associated with the field, then leave it blank.</text:p>
      <text:p text:style-name="P13"/>
      <text:p text:style-name="P13">Format:</text:p>
      <text:p text:style-name="Standard">"field"<text:tab/>&lt;"section caption"&gt; &lt;"fieldtype*"&gt; &lt;format&gt; &lt;"variable name"&gt; &lt;"question"&gt; [&lt;"valuelabel name"&gt; [”show”]]</text:p>
      <text:p text:style-name="Standard"/>
      <table:table table:name="Table2" table:style-name="Table2">
        <table:table-column table:style-name="Table2.A"/>
        <table:table-column table:style-name="Table2.B"/>
        <table:table-row>
          <table:table-cell table:style-name="Table2.A1" office:value-type="string">
            <text:p text:style-name="Standard">Fieldtype</text:p>
          </table:table-cell>
          <table:table-cell table:style-name="Table2.B1" office:value-type="string">
            <text:p text:style-name="Standard">Is a character defining the type of the field. The list of characters are:</text:p>
            <text:p text:style-name="P7"/>
            <text:p text:style-name="P7">basic data fields:<text:line-break/>i = Integer</text:p>
            <text:p text:style-name="P7">f = Float</text:p>
            <text:p text:style-name="P7">s = String</text:p>
            <text:p text:style-name="P7">u = Uppercase String</text:p>
            <text:p text:style-name="P7">d = Date (DMY)</text:p>
            <text:p text:style-name="P7">m = Date (MDY) </text:p>
            <text:p text:style-name="P7">y = Date (YMD)</text:p>
            <text:p text:style-name="P7">t = Time</text:p>
            <text:p text:style-name="P7">b = Boolean</text:p>
            <text:p text:style-name="P7"/>
            <text:p text:style-name="P7">Fields assigned a value automatically</text:p>
            <text:p text:style-name="P7">a = Auto Increment</text:p>
            <text:p text:style-name="P7">n = Auto Date (DMY)</text:p>
            <text:p text:style-name="P7">o = Auto Date (MDY)</text:p>
            <text:p text:style-name="P7">p = Auto Date (YMD)</text:p>
            <text:p text:style-name="P7">z = Auto Time</text:p>
          </table:table-cell>
        </table:table-row>
        <table:table-row>
          <table:table-cell table:style-name="Table2.A2" office:value-type="string">
            <text:p text:style-name="Standard">Format</text:p>
          </table:table-cell>
          <table:table-cell table:style-name="Table2.B2" office:value-type="string">
            <text:p text:style-name="Standard">Define the length (or integers + decimal) of the field. For fields with a predifined <text:soft-page-break/>length (time, date, etc.) set to 0. <text:s/>Float format descriptions contain three parts, first the number of digits before the period, then a period and then the number <text:s/>of digits after the period. A float cannot have 0 decimals. Only integers can have <text:s/>0 decimal digits. <text:s/></text:p>
          </table:table-cell>
        </table:table-row>
        <table:table-row>
          <table:table-cell table:style-name="Table2.A2" office:value-type="string">
            <text:p text:style-name="Standard">Valuelabel name</text:p>
          </table:table-cell>
          <table:table-cell table:style-name="Table2.B2" office:value-type="string">
            <text:p text:style-name="Standard">Should reference a value label set previously specified with a "valuelabel" line, as described above. Leave blank for no valuelabel.</text:p>
          </table:table-cell>
        </table:table-row>
        <table:table-row>
          <table:table-cell table:style-name="Table2.A2" office:value-type="string">
            <text:p text:style-name="Standard"><text:span text:style-name="T9">"</text:span>show<text:span text:style-name="T9">"</text:span></text:p>
          </table:table-cell>
          <table:table-cell table:style-name="Table2.B2" office:value-type="string">
            <text:p text:style-name="Standard">If specified on the line, the label associated with the entered value (during entry) will be shown right of the field.</text:p>
          </table:table-cell>
        </table:table-row>
      </table:table>
      <text:p text:style-name="Standard"/>
      <text:p text:style-name="Standard"/>
      <text:p text:style-name="P6">If the same name specifier is used for several fields these will be renamed with an integer following the part being the same, e.g. If more fields have the name <text:span text:style-name="T9">"</text:span>s<text:span text:style-name="T9">"</text:span> they will be named s1 s2 s3 etc. Fields with empty name will be named v1 v2 v3 ....</text:p>
      <text:p text:style-name="P6"/>
      <text:p text:style-name="Standard"><text:span text:style-name="T4">Examples</text:span>:</text:p>
      <text:p text:style-name="Standard">A simple integer of width 1 with valuelabel <text:span text:style-name="T9">"</text:span>yn<text:span text:style-name="T9">"</text:span>:</text:p>
      <text:p text:style-name="Standard">"field" "main" "i" 1<text:tab/>"v1" "I = integer"<text:tab/>"yn"<text:tab/>"show"</text:p>
      <text:p text:style-name="Standard"/>
      <text:p text:style-name="Standard">Example of float and string are similar: </text:p>
      <text:p text:style-name="Standard">"field" "main" "f" 3.2<text:tab/>"v2" "f = Float"</text:p>
      <text:p text:style-name="Standard">"field" "main" "s" 12<text:tab/>"v3" "question type s = String"</text:p>
      <text:p text:style-name="Standard"/>
      <text:p text:style-name="Standard"/>
      <text:p text:style-name="Standard"/>
      <text:p text:style-name="P2">D5: Heading lines</text:p>
      <text:p text:style-name="Standard">These lines define a single heading in the project. Headings provide no function and can only be used to display texturial information to the user of the project. The &lt;name&gt; is only used to facilitate translation, see below for details.</text:p>
      <text:p text:style-name="Standard"/>
      <text:p text:style-name="Standard">If the same name specifier is used for several headings these will be renamed with an integer following the part being the same, e.g. If more headings have the same name <text:span text:style-name="T9">"</text:span>s<text:span text:style-name="T9">"</text:span>, they will be named s1 s2 s3 etc. Headings with empty name will be named h1 h2 h3 ....</text:p>
      <text:p text:style-name="Standard"/>
      <text:p text:style-name="P1">Format:</text:p>
      <text:p text:style-name="Standard">"heading"<text:tab/>&lt;"section"&gt; &lt;"name"&gt; &lt;"caption text"&gt;</text:p>
      <text:p text:style-name="Standard"/>
      <text:p text:style-name="Standard"><text:span text:style-name="T5">Example</text:span>:</text:p>
      <text:p text:style-name="Standard">"heading" "main" <text:span text:style-name="T9">""</text:span> "This is my first project!"</text:p>
      <text:p text:style-name="Standard">"heading" "demography" <text:span text:style-name="T9">""</text:span> "Please enter the name:"</text:p>
      <text:p text:style-name="Standard"/>
      <text:p text:style-name="P2">D6: Set</text:p>
      <text:p text:style-name="Standard">These lines does not define a new entity for the dataset, but is used as a mean to add or change properties for a field.</text:p>
      <text:p text:style-name="Standard"/>
      <text:p text:style-name="P1">Format:</text:p>
      <text:p text:style-name="P1"><text:span text:style-name="T9">"set"<text:tab/>"field"<text:tab/>&lt;"name"”&gt;<text:tab/>&lt;”set-command”&gt; ....</text:span></text:p>
      <text:p text:style-name="P1"><text:span text:style-name="T9"/></text:p>
      <text:p text:style-name="P1"><text:span text:style-name="T9">The format is unlike the other constructs, since each set-command takes different argument. The different set-commands are:</text:span></text:p>
      <table:table table:name="Table3" table:style-name="Table3">
        <table:table-column table:style-name="Table3.A"/>
        <table:table-column table:style-name="Table3.B"/>
        <table:table-column table:style-name="Table3.C"/>
        <table:table-row>
          <table:table-cell table:style-name="Table3.A1" office:value-type="string">
            <text:p text:style-name="P23">Set command:</text:p>
          </table:table-cell>
          <table:table-cell table:style-name="Table3.A1" office:value-type="string">
            <text:p text:style-name="P23">Format:</text:p>
          </table:table-cell>
          <table:table-cell table:style-name="Table3.C1" office:value-type="string">
            <text:p text:style-name="P23">Info:</text:p>
          </table:table-cell>
        </table:table-row>
        <text:soft-page-break/>
        <table:table-row>
          <table:table-cell table:style-name="Table3.A2" office:value-type="string">
            <text:p text:style-name="Standard">"confirm"</text:p>
          </table:table-cell>
          <table:table-cell table:style-name="Table3.A2" office:value-type="string">
            <text:p text:style-name="P24">(none)</text:p>
          </table:table-cell>
          <table:table-cell table:style-name="Table3.C2" office:value-type="string">
            <text:p text:style-name="Table_20_Contents">Sets the attribute “Confirm Field” on the field.</text:p>
          </table:table-cell>
        </table:table-row>
        <table:table-row>
          <table:table-cell table:style-name="Table3.A2" office:value-type="string">
            <text:p text:style-name="Standard">"entrymode"</text:p>
          </table:table-cell>
          <table:table-cell table:style-name="Table3.A2" office:value-type="string">
            <text:p text:style-name="P24">&lt;”musteenter/noenter”&gt;</text:p>
          </table:table-cell>
          <table:table-cell table:style-name="Table3.C2" office:value-type="string">
            <text:p text:style-name="Table_20_Contents">Defines the field attribute EntryMode.</text:p>
          </table:table-cell>
        </table:table-row>
        <table:table-row>
          <table:table-cell table:style-name="Table3.A2" office:value-type="string">
            <text:p text:style-name="Standard">"range"</text:p>
          </table:table-cell>
          <table:table-cell table:style-name="Table3.A2" office:value-type="string">
            <text:p text:style-name="P24">&lt;min.-value&gt; &lt;max.-value&gt;</text:p>
          </table:table-cell>
          <table:table-cell table:style-name="Table3.C2" office:value-type="string">
            <text:p text:style-name="Table_20_Contents">Defines a valid entry range for the field.</text:p>
          </table:table-cell>
        </table:table-row>
        <table:table-row>
          <table:table-cell table:style-name="Table3.A5" office:value-type="string">
            <text:p text:style-name="Standard">"jump"</text:p>
          </table:table-cell>
          <table:table-cell table:style-name="Table3.A5" office:value-type="string">
            <text:p text:style-name="P24">&lt;jump-value&gt; &lt;jump-type&gt; &lt;reset-value&gt;</text:p>
          </table:table-cell>
          <table:table-cell table:style-name="Table3.C5" office:value-type="string">
            <text:p text:style-name="Table_20_Contents">Defines a single jump for a field. It is possible to define several jumps (with multiple set lines), making it possible to jump to different locations based on different values.</text:p>
            <text:p text:style-name="Table_20_Contents"><text:span text:style-name="T4">Jump-value</text:span>: Must be the type as the type of the field.</text:p>
            <text:p text:style-name="Table_20_Contents"><text:span text:style-name="T4">Jump-type</text:span>: Must be one of the following</text:p>
            <text:list xml:id="list1358581043" text:style-name="L2">
              <text:list-item>
                <text:p text:style-name="P20">"skipnext”: Skips the next record.</text:p>
              </text:list-item>
              <text:list-item>
                <text:p text:style-name="P20">"exitsection”: Jumps to the field/section following immediately after the current section. If defined for a field on the main section, this is just like "saverecord".</text:p>
              </text:list-item>
              <text:list-item>
                <text:p text:style-name="P20">"saverecord": Immediately saves records, performing the "reset-value" on all following fields.</text:p>
              </text:list-item>
            </text:list>
            <text:p text:style-name="Standard"><text:s/>- it is NOT possible to define a jump to another field. This can only be done in the EpiData Manager program.</text:p>
            <text:p text:style-name="Standard"><text:span text:style-name="T4">Reset-value</text:span>: Must be one of the following:</text:p>
            <text:list xml:id="list1982683630" text:style-name="L3">
              <text:list-item>
                <text:p text:style-name="P21">"sysmissing": Skipped field are reset to the system missing (blank).</text:p>
              </text:list-item>
              <text:list-item>
                <text:p text:style-name="P21">"maxmissing": Skipped fields are reset to the maximum defined missing value for the fields. If no missing value is defined (done in a valuelabel set) for a field, the fall-back default is "leaveasis".</text:p>
              </text:list-item>
              <text:list-item>
                <text:p text:style-name="P21">"2ndmissing": Equivalent to "maxmissing", except the chosen missing value is the 2nd max define missing value. Fall-back defaults to "leaveasis".</text:p>
              </text:list-item>
              <text:list-item>
                <text:p text:style-name="P21">"leaveasis": Skipped field are left untouched. Data already entered is not reset to another value (or left blank).</text:p>
              </text:list-item>
            </text:list>
          </table:table-cell>
        </table:table-row>
      </table:table>
      <text:p text:style-name="P1"><text:span text:style-name="T9"/></text:p>
      <text:p text:style-name="P22">Example<text:span text:style-name="T11">:</text:span></text:p>
      <text:p text:style-name="P22"><text:span text:style-name="T11">"set"<text:tab/>"field"<text:tab/>"V1"<text:tab/>"confirm"</text:span></text:p>
      <text:p text:style-name="P22"><text:span text:style-name="T11">"set"<text:tab/>"field"<text:tab/>"V1"<text:tab/>"entrymode"<text:tab/>"mustenter"</text:span></text:p>
      <text:p text:style-name="P22"><text:span text:style-name="T11">"set"<text:tab/>"field"<text:tab/>"V1"<text:tab/>"range"<text:tab/>0<text:tab/>50</text:span></text:p>
      <text:p text:style-name="P22"><text:span text:style-name="T11">"set"<text:tab/>"field"<text:tab/>"V1"<text:tab/>"jump"<text:tab/><text:tab/>0<text:tab/>"skipnext"<text:tab/>"sysmissing"</text:span></text:p>
      <text:p text:style-name="P22"><text:span text:style-name="T11">"set"<text:tab/>"field"<text:tab/>"V1"<text:tab/>"jump"<text:tab/><text:tab/>1<text:tab/>"exitsection"<text:tab/>"maxmissing"</text:span></text:p>
      <text:p text:style-name="P22"><text:span text:style-name="T11">"set"<text:tab/>"field"<text:tab/>"V1"<text:tab/>"jump"<text:tab/><text:tab/>2<text:tab/>"saverecord"<text:tab/>"2ndmissing"</text:span></text:p>
      <text:p text:style-name="Standard"/>
      <text:p text:style-name="Standard"/>
      <text:p text:style-name="P2">D7: Translation</text:p>
      <text:p text:style-name="Standard">These lines define a translation to a text in a previous definition. The construct of these lines are somewhat different to the previous definition in the sense that here information is added to already existing definitions, but no new definition is given.</text:p>
      <text:p text:style-name="Standard"/>
      <text:p text:style-name="Standard">It is possible to translate the caption of a section, the "question" of a field, the caption of a heading <text:soft-page-break/>and labels of a valuelabel.</text:p>
      <text:p text:style-name="Standard"/>
      <text:p text:style-name="Standard"><text:span text:style-name="T7">Format</text:span>:</text:p>
      <text:p text:style-name="Standard">"translate"<text:tab/>&lt;"valuelabel/section/field/heading"&gt; &lt;"name identifier"&gt; [value] &lt;"language ident"&gt; &lt;"Text of translation in quotes"&gt;</text:p>
      <text:p text:style-name="Standard"/>
      <text:p text:style-name="Standard">The special contruct of [value] is to specify which label should be translated and is only used when translating value labels.</text:p>
      <text:p text:style-name="Standard"/>
      <text:p text:style-name="Standard"><text:span text:style-name="T5">Example</text:span>:</text:p>
      <text:p text:style-name="Standard">"translate" "field"<text:tab/>"V1"<text:tab/><text:tab/><text:tab/>"da"<text:tab/>"Alder på personen"</text:p>
      <text:p text:style-name="Standard">"translate" "heading"<text:tab/>"H1"<text:tab/><text:tab/><text:tab/>"fr"<text:tab/>"<text:bookmark text:name="result_box"/><text:span text:style-name="T8">Âge de la personne</text:span>"</text:p>
      <text:p text:style-name="Standard">"translate" "section"<text:tab/>"Demography"<text:tab/>"de"<text:tab/>"Demografie"</text:p>
      <text:p text:style-name="Standard">"translate" "valuelabel"<text:tab/>""yn""<text:tab/>"0"<text:tab/>"cn"<text:tab/>"无"</text:p>
      <text:p text:style-name="Standard"/>
      <text:p text:style-name="P1">Complete sample template file:</text:p>
      <text:p text:style-name="P1"/>
      <text:p text:style-name="Standard">This file defines the structure of the Bromar – marathon sample data file released with EpiData Analysis.</text:p>
      <text:p text:style-name="Standard"/>
      <text:p text:style-name="P8">"title"<text:tab/>"en"<text:tab/>"Bromarathon data – example project"</text:p>
      <text:p text:style-name="P8">"valuelabel"<text:tab/>"yn"<text:tab/>"i"<text:tab/>1<text:tab/>"Yes"</text:p>
      <text:p text:style-name="P8">"valuelabel"<text:tab/>"yn"<text:tab/>"i"<text:tab/>2<text:tab/>"No"<text:tab/>“missing”</text:p>
      <text:p text:style-name="P8">"valuelabel"<text:tab/>"yn"<text:tab/>"i"<text:tab/>9<text:tab/>"Unknown"<text:tab/>“missing”</text:p>
      <text:p text:style-name="P8"/>
      <text:p text:style-name="P8">"valuelabel"<text:tab/>"fm"<text:tab/>"i"<text:tab/>1<text:tab/>"Female"</text:p>
      <text:p text:style-name="P8">"valuelabel"<text:tab/>"fm"<text:tab/>"i"<text:tab/>2<text:tab/>"Male"</text:p>
      <text:p text:style-name="P10">"valuelabel"<text:tab/>"res"<text:tab/>"i"<text:tab/>1<text:tab/>"0-25 km"</text:p>
      <text:p text:style-name="P10">"valuelabel"<text:tab/>"res"<text:tab/>"i"<text:tab/>2<text:tab/>"26-62 km"</text:p>
      <text:p text:style-name="P10">"valuelabel"<text:tab/>"res"<text:tab/>"i"<text:tab/>3<text:tab/>"63-120 km"</text:p>
      <text:p text:style-name="P10">"valuelabel"<text:tab/>"res"<text:tab/>"i"<text:tab/>4<text:tab/>"120+ km"</text:p>
      <text:p text:style-name="P10">"valuelabel"<text:tab/>"res"<text:tab/>"i"<text:tab/>5<text:tab/>"Copenhagen"</text:p>
      <text:p text:style-name="P10">"valuelabel"<text:tab/>"res"<text:tab/>"i"<text:tab/>6<text:tab/>"East Denmark"</text:p>
      <text:p text:style-name="P10">"valuelabel"<text:tab/>"res"<text:tab/>"i"<text:tab/>8<text:tab/>"Other Country"<text:tab/>missing</text:p>
      <text:p text:style-name="P10">"valuelabel"<text:tab/>"res"<text:tab/>"i"<text:tab/>9<text:tab/>"Unknown"<text:tab/>missing</text:p>
      <text:p text:style-name="P10">"valuelabel"<text:tab/>"rest"<text:tab/>"i"<text:tab/>9<text:tab/>"Unknown"<text:tab/>missing</text:p>
      <text:p text:style-name="P10">"valuelabel"<text:tab/>"hours"<text:tab/>"i"<text:tab/>0<text:tab/>"2.5-3.4"</text:p>
      <text:p text:style-name="P10">"valuelabel"<text:tab/>"hours"<text:tab/>"i"<text:tab/>1<text:tab/>"3.5-3.7"</text:p>
      <text:p text:style-name="P10">"valuelabel"<text:tab/>"hours"<text:tab/>"i"<text:tab/>2<text:tab/>"3.8-4.1”</text:p>
      <text:p text:style-name="P10">"valuelabel"<text:tab/>"hours"<text:tab/>"i"<text:tab/>3<text:tab/>"4.2-6.2"</text:p>
      <text:p text:style-name="P10">"valuelabel"<text:tab/>"hours"<text:tab/>"i"<text:tab/>9<text:tab/>"Unknown"<text:tab/>Missing</text:p>
      <text:p text:style-name="P10"/>
      <text:p text:style-name="P10"># Now fields are defined sequentially.</text:p>
      <text:p text:style-name="P10">"field"<text:tab/>"main"<text:tab/><text:tab/>"i"<text:tab/>4 "id"<text:tab/>"Runners number during the Marathon"<text:tab/><text:tab/>"nil"<text:tab/>1 4300<text:tab/> <text:s text:c="47"/>"field"<text:tab/>"main"<text:tab/><text:tab/>"i"<text:tab/>4 "km"<text:tab/>"Distance from residence (km)"<text:tab/><text:tab/><text:tab/>"nil"<text:tab/>0 800 </text:p>
      <text:p text:style-name="P12">"field"<text:tab/>"main"<text:tab/><text:tab/>"i"<text:tab/>4 "kmgrp"<text:tab/>"Distance from residence (grouped km)"<text:tab/>"res"<text:tab/>0 800</text:p>
      <text:p text:style-name="P12">"section"<text:tab/>"demography"<text:tab/>400</text:p>
      <text:p text:style-name="P12">"field"<text:tab/>"demography"<text:tab/>"i"<text:tab/>4 "sex"<text:tab/>"Sex of particpant"<text:tab/><text:tab/><text:tab/><text:tab/>"fm"<text:tab/>0 0</text:p>
      <text:p text:style-name="P12">"field"<text:tab/>"demography"<text:tab/>"i"<text:tab/>4 "born"<text:tab/>"Year of birth (4 digits)"<text:tab/><text:tab/><text:tab/>"nil"<text:tab/>1930 1985 </text:p>
      <text:p text:style-name="P12">"section"<text:tab/>"results"<text:tab/>450</text:p>
      <text:p text:style-name="P12"># float variables indicate number of digits before and after decimal point. </text:p>
      <text:p text:style-name="P12"># format specifications must be using period (.) to describe the lengths</text:p>
      <text:p text:style-name="P9">"field"<text:tab/><text:span text:style-name="T9">"</text:span>results<text:span text:style-name="T9">"<text:tab/>"</text:span>i<text:span text:style-name="T9">"<text:tab/></text:span>1 <text:span text:style-name="T9">"run"<text:tab/></text:span>"Completed race ?" <text:span text:style-name="T9">"yn"<text:tab/>0 0</text:span> 8<text:span text:style-name="T9"> <text:s text:c="16"/></text:span></text:p>
      <text:p text:style-name="P12">"field"<text:tab/>"results"<text:tab/>"f"<text:tab/>1.4 "runtime"<text:tab/>"Time in hours, minutes and seconds"<text:tab/>"nil"<text:tab/>0 0</text:p>
      <text:p text:style-name="P12">"field"<text:tab/>"results"<text:tab/>"f"<text:tab/>1.4 "dectime"<text:tab/>"Completion time (decimal)"<text:tab/> <text:tab/>"nil"<text:tab/>2.0 7.0</text:p>
      <text:p text:style-name="P9">"field"<text:tab/><text:span text:style-name="T9">"</text:span>results<text:span text:style-name="T9">"<text:tab/>"</text:span>i<text:span text:style-name="T9">"<text:tab/></text:span>1 <text:span text:style-name="T9">"</text:span>decgrp<text:span text:style-name="T9">"<text:tab/></text:span>"Completion time (grouped)"<text:tab/> <text:tab/><text:span text:style-name="T9">"</text:span>hours<text:span text:style-name="T9">"<text:tab/>0 0</text:span> <text:span text:style-name="T9"><text:s text:c="17"/></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1-02-01T16:59:44</meta:creation-date>
    <dc:date>2011-03-11T20:47:53</dc:date>
    <meta:editing-duration>PT12H32M39S</meta:editing-duration>
    <meta:editing-cycles>111</meta:editing-cycles>
    <meta:generator>LibreOffice/3.3$Linux LibreOffice_project/330m19$Build-8</meta:generator>
    <meta:document-statistic meta:table-count="3" meta:image-count="0" meta:object-count="0" meta:page-count="6" meta:paragraph-count="197" meta:word-count="2153" meta:character-count="13107"/>
  </office:meta>
</office:document-meta>
</file>